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C782808C488E845000.png" manifest:media-type="image/png"/>
  <manifest:file-entry manifest:full-path="Pictures/100000000000035D0000020BE6FBE3E5FE710647.png" manifest:media-type="image/png"/>
  <manifest:file-entry manifest:full-path="Pictures/10000000000003D3000002391645B15D0AE7FA48.png" manifest:media-type="image/png"/>
  <manifest:file-entry manifest:full-path="Pictures/10000000000002B8000001D9207D298128D01796.png" manifest:media-type="image/png"/>
  <manifest:file-entry manifest:full-path="Pictures/10000000000003800000023876783C44155A90C8.png" manifest:media-type="image/png"/>
  <manifest:file-entry manifest:full-path="Pictures/10000000000003310000030E1F943D60EDD515E9.png" manifest:media-type="image/png"/>
  <manifest:file-entry manifest:full-path="Pictures/10000000000002E100000267448A9E77E0924E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74mm" svg:y="0mm" svg:width="83.31mm" svg:height="72.23mm" draw:z-index="0"><draw:image xlink:href="Pictures/1000000000000334000002C782808C488E845000.png" xlink:type="simple" xlink:show="embed" xlink:actuate="onLoad" loext:mime-type="image/png"/></draw:frame><draw:frame draw:style-name="fr1" draw:name="Imagen2" text:anchor-type="paragraph" svg:x="87.75mm" svg:y="0mm" svg:width="87.47mm" svg:height="53.13mm" draw:z-index="1"><draw:image xlink:href="Pictures/100000000000035D0000020BE6FBE3E5FE710647.png" xlink:type="simple" xlink:show="embed" xlink:actuate="onLoad" loext:mime-type="image/png"/></draw:frame><draw:frame draw:style-name="fr1" draw:name="Imagen3" text:anchor-type="paragraph" svg:x="104.79mm" svg:y="120.39mm" svg:width="70.71mm" svg:height="48.07mm" draw:z-index="2"><draw:image xlink:href="Pictures/10000000000002B8000001D9207D298128D01796.png" xlink:type="simple" xlink:show="embed" xlink:actuate="onLoad" loext:mime-type="image/png"/></draw:frame><draw:frame draw:style-name="fr1" draw:name="Imagen4" text:anchor-type="paragraph" svg:x="75.35mm" svg:y="173.25mm" svg:width="99.45mm" svg:height="57.8mm" draw:z-index="3"><draw:image xlink:href="Pictures/10000000000003D3000002391645B15D0AE7FA48.png" xlink:type="simple" xlink:show="embed" xlink:actuate="onLoad" loext:mime-type="image/png"/></draw:frame><draw:frame draw:style-name="fr1" draw:name="Imagen5" text:anchor-type="paragraph" svg:x="-0.34mm" svg:y="151.61mm" svg:width="82.99mm" svg:height="79.45mm" draw:z-index="4"><draw:image xlink:href="Pictures/10000000000003310000030E1F943D60EDD515E9.png" xlink:type="simple" xlink:show="embed" xlink:actuate="onLoad" loext:mime-type="image/png"/></draw:frame><draw:frame draw:style-name="fr1" draw:name="Imagen6" text:anchor-type="paragraph" svg:x="84.68mm" svg:y="58.74mm" svg:width="91.03mm" svg:height="57.7mm" draw:z-index="5"><draw:image xlink:href="Pictures/10000000000003800000023876783C44155A90C8.png" xlink:type="simple" xlink:show="embed" xlink:actuate="onLoad" loext:mime-type="image/png"/></draw:frame><draw:frame draw:style-name="fr1" draw:name="Imagen7" text:anchor-type="paragraph" svg:x="-0.34mm" svg:y="78.03mm" svg:width="74.88mm" svg:height="62.48mm" draw:z-index="6"><draw:image xlink:href="Pictures/10000000000002E100000267448A9E77E0924E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24T16:10:57.075000000</dc:date>
    <meta:editing-duration>PT4M6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</office:meta>
</office:document-meta>
</file>